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37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1.73cm"/>
    </style:style>
    <style:style style:name="co4" style:family="table-column">
      <style:table-column-properties fo:break-before="auto" style:column-width="1.62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1.543cm"/>
    </style:style>
    <style:style style:name="co8" style:family="table-column">
      <style:table-column-properties fo:break-before="auto" style:column-width="2.475cm"/>
    </style:style>
    <style:style style:name="co9" style:family="table-column">
      <style:table-column-properties fo:break-before="auto" style:column-width="16.66cm"/>
    </style:style>
    <style:style style:name="co10" style:family="table-column">
      <style:table-column-properties fo:break-before="auto" style:column-width="8.551cm"/>
    </style:style>
    <style:style style:name="co11" style:family="table-column">
      <style:table-column-properties fo:break-before="auto" style:column-width="2.304cm"/>
    </style:style>
    <style:style style:name="co12" style:family="table-column">
      <style:table-column-properties fo:break-before="auto" style:column-width="8.624cm"/>
    </style:style>
    <style:style style:name="co13" style:family="table-column">
      <style:table-column-properties fo:break-before="auto" style:column-width="1.838cm"/>
    </style:style>
    <style:style style:name="co14" style:family="table-column">
      <style:table-column-properties fo:break-before="auto" style:column-width="14.309cm"/>
    </style:style>
    <style:style style:name="co15" style:family="table-column">
      <style:table-column-properties fo:break-before="auto" style:column-width="2.549cm"/>
    </style:style>
    <style:style style:name="co16" style:family="table-column">
      <style:table-column-properties fo:break-before="auto" style:column-width="13.402cm"/>
    </style:style>
    <style:style style:name="co17" style:family="table-column">
      <style:table-column-properties fo:break-before="auto" style:column-width="11.123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Distâncias">
      <style:table-properties table:display="true" style:writing-mode="lr-tb"/>
    </style:style>
    <style:style style:name="ta2" style:family="table" style:master-page-name="PageStyle_5f_Heliponto">
      <style:table-properties table:display="true" style:writing-mode="lr-tb"/>
    </style:style>
    <style:style style:name="ta3" style:family="table" style:master-page-name="PageStyle_5f_Possibilidades">
      <style:table-properties table:display="true" style:writing-mode="lr-tb"/>
    </style:style>
    <style:style style:name="ta4" style:family="table" style:master-page-name="PageStyle_5f_Aeroporto">
      <style:table-properties table:display="true" style:writing-mode="lr-tb"/>
    </style:style>
    <style:style style:name="ta5" style:family="table" style:master-page-name="PageStyle_5f_Rotas">
      <style:table-properties table:display="true" style:writing-mode="lr-tb"/>
    </style:style>
    <style:style style:name="ta6" style:family="table" style:master-page-name="PageStyle_5f_Etapas_20_Transplante">
      <style:table-properties table:display="true" style:writing-mode="lr-tb"/>
    </style:style>
    <style:style style:name="ta7" style:family="table" style:master-page-name="PageStyle_5f_Tempo_20_Hospital">
      <style:table-properties table:display="true" style:writing-mode="lr-tb"/>
    </style:style>
    <style:style style:name="ce1" style:family="table-cell" style:parent-style-name="Default">
      <style:table-cell-properties fo:border-bottom="none" fo:background-color="#1155cc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1155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1155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1155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1155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d17e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1155cc" style:diagonal-bl-tr="none" style:diagonal-tl-br="none" fo:border-left="none" fo:border-right="none" style:rotation-align="none" fo:border-top="0.74pt solid #1155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1155cc" style:diagonal-bl-tr="none" style:diagonal-tl-br="none" fo:border-left="none" fo:border-right="0.74pt solid #1155cc" style:rotation-align="none" fo:border-top="0.74pt solid #1155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1">
      <style:table-cell-properties fo:background-color="#e6b8af" style:diagonal-bl-tr="none" style:diagonal-tl-br="none" style:text-align-source="fix" style:repeat-content="false" fo:wrap-option="no-wrap" fo:border="0.74pt solid #1155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12">
      <style:table-cell-properties fo:background-color="#e6b8af" style:diagonal-bl-tr="none" style:diagonal-tl-br="none" style:text-align-source="fix" style:repeat-content="false" fo:wrap-option="no-wrap" fo:border="0.74pt solid #1155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1155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1155cc" style:diagonal-bl-tr="none" style:diagonal-tl-br="none" style:text-align-source="value-type" style:repeat-content="false" fo:wrap-option="no-wrap" fo:border-left="0.74pt solid #1155cc" style:direction="ltr" fo:border-right="0.74pt solid #1155cc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1155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1155cc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1155cc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1155cc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1155cc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1155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a64d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a64d79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1155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1155cc" fo:background-color="#cfe2f3" style:diagonal-bl-tr="none" style:diagonal-tl-br="none" style:text-align-source="fix" style:repeat-content="false" fo:wrap-option="no-wrap" fo:border-left="none" style:direction="ltr" fo:border-right="0.74pt solid #1155cc" style:rotation-angle="0" style:rotation-align="none" style:shrink-to-fit="false" fo:border-top="0.74pt solid #1155cc" style:vertical-align="bottom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1155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1155cc" fo:background-color="#cfe2f3" style:diagonal-bl-tr="none" style:diagonal-tl-br="none" style:text-align-source="fix" style:repeat-content="false" fo:wrap-option="no-wrap" fo:border-left="0.74pt solid #1155cc" style:direction="ltr" fo:border-right="none" style:rotation-angle="0" style:rotation-align="none" style:shrink-to-fit="false" fo:border-top="0.74pt solid #1155cc" style:vertical-align="bottom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34a85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34a853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4a85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cc412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cc4125" fo:background-color="#f4cccc" style:diagonal-bl-tr="none" style:diagonal-tl-br="none" style:text-align-source="fix" style:repeat-content="false" fo:wrap-option="no-wrap" fo:border-left="none" style:direction="ltr" fo:border-right="0.74pt solid #cc4125" style:rotation-angle="0" style:rotation-align="none" style:shrink-to-fit="false" fo:border-top="0.74pt solid #cc4125" style:vertical-align="bottom" loext:vertical-justify="auto"/>
      <style:paragraph-properties fo:text-align="center" css3t:text-justify="auto" fo:margin-left="0cm" style:writing-mode="page"/>
      <style:text-properties fo:color="#cc412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stânci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Hospital</text:p>
          </table:table-cell>
          <table:table-cell table:number-columns-repeated="2" table:style-name="ce1" office:value-type="string" calcext:value-type="string">
            <text:p>HD HR</text:p>
          </table:table-cell>
          <table:table-cell table:style-name="ce1" office:value-type="string" calcext:value-type="string">
            <text:p>HD H2</text:p>
          </table:table-cell>
          <table:table-cell table:style-name="ce1" office:value-type="string" calcext:value-type="string">
            <text:p>HD H1</text:p>
          </table:table-cell>
          <table:table-cell table:number-columns-repeated="2" table:style-name="ce1" office:value-type="string" calcext:value-type="string">
            <text:p>HD A1</text:p>
          </table:table-cell>
          <table:table-cell table:style-name="ce1" office:value-type="string" calcext:value-type="string">
            <text:p>H1 HR</text:p>
          </table:table-cell>
          <table:table-cell table:style-name="ce1" office:value-type="string" calcext:value-type="string">
            <text:p>H1 H2</text:p>
          </table:table-cell>
          <table:table-cell table:style-name="ce1" office:value-type="string" calcext:value-type="string">
            <text:p>H1 A1</text:p>
          </table:table-cell>
          <table:table-cell table:style-name="ce1" office:value-type="string" calcext:value-type="string">
            <text:p>H2 A1</text:p>
          </table:table-cell>
          <table:table-cell table:style-name="ce1" office:value-type="string" calcext:value-type="string">
            <text:p>A1 A2</text:p>
          </table:table-cell>
          <table:table-cell table:number-columns-repeated="2" table:style-name="ce1" office:value-type="string" calcext:value-type="string">
            <text:p>A2 HR</text:p>
          </table:table-cell>
          <table:table-cell table:style-name="ce1" office:value-type="string" calcext:value-type="string">
            <text:p>A2 H4</text:p>
          </table:table-cell>
          <table:table-cell table:style-name="ce1" office:value-type="string" calcext:value-type="string">
            <text:p>A2 H3</text:p>
          </table:table-cell>
          <table:table-cell table:style-name="ce1" office:value-type="string" calcext:value-type="string">
            <text:p>H3 H4</text:p>
          </table:table-cell>
          <table:table-cell table:style-name="ce1" office:value-type="string" calcext:value-type="string">
            <text:p>H4 HR</text:p>
          </table:table-cell>
          <table:table-cell table:style-name="ce1" office:value-type="string" calcext:value-type="string">
            <text:p>H2=A1 A1</text:p>
          </table:table-cell>
          <table:table-cell table:style-name="ce1" office:value-type="string" calcext:value-type="string">
            <text:p>H3 HR</text:p>
          </table:table-cell>
          <table:table-cell table:style-name="ce1" office:value-type="string" calcext:value-type="string">
            <text:p>HD H4</text:p>
          </table:table-cell>
          <table:table-cell table:style-name="ce1" office:value-type="string" calcext:value-type="string">
            <text:p>H1 H4</text:p>
          </table:table-cell>
          <table:table-cell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float" office:value="518" calcext:value-type="float">
            <text:p>518</text:p>
          </table:table-cell>
          <table:table-cell table:style-name="ce36" office:value-type="float" office:value="460" calcext:value-type="float">
            <text:p>460</text:p>
          </table:table-cell>
          <table:table-cell table:style-name="ce2" office:value-type="string" calcext:value-type="string">
            <text:p>2.76</text:p>
          </table:table-cell>
          <table:table-cell table:style-name="ce7" office:value-type="date" office:date-value="2024-06-03" calcext:value-type="date">
            <text:p>3.6</text:p>
          </table:table-cell>
          <table:table-cell table:style-name="ce8" office:value-type="date" office:date-value="2024-05-12" calcext:value-type="date">
            <text:p>12.05</text:p>
          </table:table-cell>
          <table:table-cell table:style-name="ce9" office:value-type="date" office:date-value="2024-06-13" calcext:value-type="date">
            <text:p>13.6</text:p>
          </table:table-cell>
          <table:table-cell table:style-name="ce2" office:value-type="float" office:value="458" calcext:value-type="float">
            <text:p>458</text:p>
          </table:table-cell>
          <table:table-cell table:number-columns-repeated="2" table:style-name="ce2" office:value-type="string" calcext:value-type="string">
            <text:p>9.55</text:p>
          </table:table-cell>
          <table:table-cell table:style-name="ce7" office:value-type="date" office:date-value="2024-07-10" calcext:value-type="date">
            <text:p>10.7</text:p>
          </table:table-cell>
          <table:table-cell table:style-name="ce4" office:value-type="float" office:value="469" calcext:value-type="float">
            <text:p>469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date" office:date-value="2024-07-12" calcext:value-type="date">
            <text:p>12.7</text:p>
          </table:table-cell>
          <table:table-cell table:style-name="ce2" office:value-type="string" calcext:value-type="string">
            <text:p>8.76</text:p>
          </table:table-cell>
          <table:table-cell table:style-name="ce3" office:value-type="float" office:value="58" calcext:value-type="float">
            <text:p>58</text:p>
          </table:table-cell>
          <table:table-cell table:style-name="ce9" office:value-type="date" office:date-value="2024-07-06" calcext:value-type="date">
            <text:p>6.7</text:p>
          </table:table-cell>
          <table:table-cell table:style-name="ce7" office:value-type="date" office:date-value="2024-06-01" calcext:value-type="date">
            <text:p>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string" calcext:value-type="string">
            <text:p>462.5</text:p>
          </table:table-cell>
          <table:table-cell table:style-name="ce2" office:value-type="float" office:value="457" calcext:value-type="float">
            <text:p>457</text:p>
          </table:table-cell>
          <table:table-cell table:number-columns-repeated="100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float" office:value="631" calcext:value-type="float">
            <text:p>631</text:p>
          </table:table-cell>
          <table:table-cell table:style-name="ce36" office:value-type="float" office:value="563.39" calcext:value-type="float">
            <text:p>563,39</text:p>
          </table:table-cell>
          <table:table-cell table:style-name="ce2" office:value-type="string" calcext:value-type="string">
            <text:p>16.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2.94</text:p>
          </table:table-cell>
          <table:table-cell table:style-name="ce9" office:value-type="date" office:date-value="2024-07-14" calcext:value-type="date">
            <text:p>14.7</text:p>
          </table:table-cell>
          <table:table-cell table:style-name="ce2" office:value-type="float" office:value="563.39" calcext:value-type="float">
            <text:p>563,39</text:p>
          </table:table-cell>
          <table:table-cell table:style-name="ce2" office:value-type="string" calcext:value-type="string">
            <text:p>16.75</text:p>
          </table:table-cell>
          <table:table-cell table:style-name="ce2" office:value-type="float" office:value="12.94" calcext:value-type="float">
            <text:p>12,94</text:p>
          </table:table-cell>
          <table:table-cell table:style-name="ce7" office:value-type="date" office:date-value="2024-01-05" calcext:value-type="date">
            <text:p>5.1</text:p>
          </table:table-cell>
          <table:table-cell table:style-name="ce4" office:value-type="float" office:value="525.89" calcext:value-type="float">
            <text:p>525,89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date" office:date-value="2024-07-12" calcext:value-type="date">
            <text:p>12.7</text:p>
          </table:table-cell>
          <table:table-cell table:style-name="ce2" office:value-type="string" calcext:value-type="string">
            <text:p>8.76</text:p>
          </table:table-cell>
          <table:table-cell table:style-name="ce3" office:value-type="float" office:value="58" calcext:value-type="float">
            <text:p>58</text:p>
          </table:table-cell>
          <table:table-cell table:style-name="ce9" office:value-type="date" office:date-value="2024-07-06" calcext:value-type="date">
            <text:p>6.7</text:p>
          </table:table-cell>
          <table:table-cell table:style-name="ce7" office:value-type="date" office:date-value="2024-06-01" calcext:value-type="date">
            <text:p>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41" calcext:value-type="float">
            <text:p>7,41</text:p>
          </table:table-cell>
          <table:table-cell table:number-columns-repeated="2" table:style-name="ce2" office:value-type="float" office:value="562" calcext:value-type="float">
            <text:p>562</text:p>
          </table:table-cell>
          <table:table-cell table:number-columns-repeated="100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float" office:value="688" calcext:value-type="float">
            <text:p>688</text:p>
          </table:table-cell>
          <table:table-cell table:style-name="ce36" office:value-type="float" office:value="614.28" calcext:value-type="float">
            <text:p>614,2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4.19</text:p>
          </table:table-cell>
          <table:table-cell table:style-name="ce9" office:value-type="date" office:date-value="2024-09-15" calcext:value-type="date">
            <text:p>15.9</text:p>
          </table:table-cell>
          <table:table-cell table:style-name="ce2" office:value-type="float" office:value="616.96" calcext:value-type="float">
            <text:p>616,96</text:p>
          </table:table-cell>
          <table:table-cell table:style-name="ce2" office:value-type="string" calcext:value-type="string">
            <text:p>14.55</text:p>
          </table:table-cell>
          <table:table-cell table:style-name="ce2" office:value-type="float" office:value="14.55" calcext:value-type="float">
            <text:p>14,55</text:p>
          </table:table-cell>
          <table:table-cell table:style-name="ce7" office:value-type="date" office:date-value="2024-09-15" calcext:value-type="date">
            <text:p>15.9</text:p>
          </table:table-cell>
          <table:table-cell table:style-name="ce4" office:value-type="float" office:value="630.35" calcext:value-type="float">
            <text:p>630,35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date" office:date-value="2024-07-12" calcext:value-type="date">
            <text:p>12.7</text:p>
          </table:table-cell>
          <table:table-cell table:style-name="ce2" office:value-type="string" calcext:value-type="string">
            <text:p>8.76</text:p>
          </table:table-cell>
          <table:table-cell table:style-name="ce3" office:value-type="float" office:value="5.8" calcext:value-type="float">
            <text:p>5,8</text:p>
          </table:table-cell>
          <table:table-cell table:style-name="ce9" office:value-type="date" office:date-value="2024-07-06" calcext:value-type="date">
            <text:p>6.7</text:p>
          </table:table-cell>
          <table:table-cell table:style-name="ce7" office:value-type="date" office:date-value="2024-06-01" calcext:value-type="date">
            <text:p>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41" calcext:value-type="float">
            <text:p>7,41</text:p>
          </table:table-cell>
          <table:table-cell table:number-columns-repeated="2" table:style-name="ce2" office:value-type="float" office:value="613.4" calcext:value-type="float">
            <text:p>613,4</text:p>
          </table:table-cell>
          <table:table-cell table:number-columns-repeated="100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float" office:value="533" calcext:value-type="float">
            <text:p>533</text:p>
          </table:table-cell>
          <table:table-cell table:style-name="ce36" office:value-type="float" office:value="475.89" calcext:value-type="float">
            <text:p>475,89</text:p>
          </table:table-cell>
          <table:table-cell table:style-name="ce2" office:value-type="string" calcext:value-type="string">
            <text:p>2.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41" calcext:value-type="float">
            <text:p>2,4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75.89" calcext:value-type="float">
            <text:p>475,89</text:p>
          </table:table-cell>
          <table:table-cell table:style-name="ce2" office:value-type="string" calcext:value-type="string">
            <text:p>2.41</text:p>
          </table:table-cell>
          <table:table-cell table:style-name="ce2" office:value-type="float" office:value="2.41" calcext:value-type="float">
            <text:p>2,4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481" calcext:value-type="float">
            <text:p>481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date" office:date-value="2024-07-12" calcext:value-type="date">
            <text:p>12.7</text:p>
          </table:table-cell>
          <table:table-cell table:style-name="ce2" office:value-type="string" calcext:value-type="string">
            <text:p>8.76</text:p>
          </table:table-cell>
          <table:table-cell table:style-name="ce3" office:value-type="float" office:value="58" calcext:value-type="float">
            <text:p>58</text:p>
          </table:table-cell>
          <table:table-cell table:style-name="ce9" office:value-type="date" office:date-value="2024-07-06" calcext:value-type="date">
            <text:p>6.7</text:p>
          </table:table-cell>
          <table:table-cell table:style-name="ce7" office:value-type="date" office:date-value="2024-06-01" calcext:value-type="date">
            <text:p>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41" calcext:value-type="float">
            <text:p>7,41</text:p>
          </table:table-cell>
          <table:table-cell table:number-columns-repeated="2" table:style-name="ce2" office:value-type="float" office:value="475" calcext:value-type="float">
            <text:p>475</text:p>
          </table:table-cell>
          <table:table-cell table:number-columns-repeated="100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float" office:value="550" calcext:value-type="float">
            <text:p>550</text:p>
          </table:table-cell>
          <table:table-cell table:style-name="ce36" office:value-type="float" office:value="497.07" calcext:value-type="float">
            <text:p>497,07</text:p>
          </table:table-cell>
          <table:table-cell table:style-name="ce2" office:value-type="string" calcext:value-type="string">
            <text:p>45.14</text:p>
          </table:table-cell>
          <table:table-cell table:style-name="ce7" office:value-type="date" office:date-value="2024-04-02" calcext:value-type="date">
            <text:p>2.4</text:p>
          </table:table-cell>
          <table:table-cell table:style-name="ce3" office:value-type="float" office:value="49.55" calcext:value-type="float">
            <text:p>49,55</text:p>
          </table:table-cell>
          <table:table-cell table:style-name="ce2" office:value-type="float" office:value="55.5" calcext:value-type="float">
            <text:p>55,5</text:p>
          </table:table-cell>
          <table:table-cell table:style-name="ce2" office:value-type="float" office:value="497.75" calcext:value-type="float">
            <text:p>497,75</text:p>
          </table:table-cell>
          <table:table-cell table:style-name="ce2" office:value-type="string" calcext:value-type="string">
            <text:p>47.14</text:p>
          </table:table-cell>
          <table:table-cell table:style-name="ce2" office:value-type="float" office:value="48.57" calcext:value-type="float">
            <text:p>48,57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469" calcext:value-type="float">
            <text:p>469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date" office:date-value="2024-07-12" calcext:value-type="date">
            <text:p>12.7</text:p>
          </table:table-cell>
          <table:table-cell table:style-name="ce2" office:value-type="string" calcext:value-type="string">
            <text:p>8.76</text:p>
          </table:table-cell>
          <table:table-cell table:style-name="ce3" office:value-type="float" office:value="5.8" calcext:value-type="float">
            <text:p>5,8</text:p>
          </table:table-cell>
          <table:table-cell table:style-name="ce9" office:value-type="date" office:date-value="2024-07-06" calcext:value-type="date">
            <text:p>6.7</text:p>
          </table:table-cell>
          <table:table-cell table:style-name="ce7" office:value-type="date" office:date-value="2024-06-01" calcext:value-type="date">
            <text:p>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41" calcext:value-type="float">
            <text:p>7,41</text:p>
          </table:table-cell>
          <table:table-cell table:style-name="ce2" office:value-type="float" office:value="489.3" calcext:value-type="float">
            <text:p>489,3</text:p>
          </table:table-cell>
          <table:table-cell table:style-name="ce2"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float" office:value="679" calcext:value-type="float">
            <text:p>679</text:p>
          </table:table-cell>
          <table:table-cell table:style-name="ce36" office:value-type="float" office:value="606.25" calcext:value-type="float">
            <text:p>606,25</text:p>
          </table:table-cell>
          <table:table-cell table:style-name="ce2" office:value-type="string" calcext:value-type="string">
            <text:p>1.69</text:p>
          </table:table-cell>
          <table:table-cell table:style-name="ce3" office:value-type="float" office:value="1.9" calcext:value-type="float">
            <text:p>1,9</text:p>
          </table:table-cell>
          <table:table-cell table:style-name="ce3" office:value-type="float" office:value="22.94" calcext:value-type="float">
            <text:p>22,94</text:p>
          </table:table-cell>
          <table:table-cell table:style-name="ce2" office:value-type="float" office:value="14.5" calcext:value-type="float">
            <text:p>14,5</text:p>
          </table:table-cell>
          <table:table-cell table:style-name="ce2" office:value-type="float" office:value="603.57" calcext:value-type="float">
            <text:p>603,57</text:p>
          </table:table-cell>
          <table:table-cell table:style-name="ce2" office:value-type="string" calcext:value-type="string">
            <text:p>11.78</text:p>
          </table:table-cell>
          <table:table-cell table:style-name="ce2" office:value-type="float" office:value="11.78" calcext:value-type="float">
            <text:p>11,78</text:p>
          </table:table-cell>
          <table:table-cell table:style-name="ce7" office:value-type="date" office:date-value="2024-02-13" calcext:value-type="date">
            <text:p>13.2</text:p>
          </table:table-cell>
          <table:table-cell table:style-name="ce4" office:value-type="float" office:value="601.78" calcext:value-type="float">
            <text:p>601,78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date" office:date-value="2024-07-12" calcext:value-type="date">
            <text:p>12.7</text:p>
          </table:table-cell>
          <table:table-cell table:style-name="ce2" office:value-type="string" calcext:value-type="string">
            <text:p>8.76</text:p>
          </table:table-cell>
          <table:table-cell table:style-name="ce3" office:value-type="float" office:value="5.8" calcext:value-type="float">
            <text:p>5,8</text:p>
          </table:table-cell>
          <table:table-cell table:style-name="ce9" office:value-type="date" office:date-value="2024-07-06" calcext:value-type="date">
            <text:p>6.7</text:p>
          </table:table-cell>
          <table:table-cell table:style-name="ce7" office:value-type="date" office:date-value="2024-06-01" calcext:value-type="date">
            <text:p>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41" calcext:value-type="float">
            <text:p>7,41</text:p>
          </table:table-cell>
          <table:table-cell table:number-columns-repeated="2" table:style-name="ce2" office:value-type="float" office:value="606.25" calcext:value-type="float">
            <text:p>606,25</text:p>
          </table:table-cell>
          <table:table-cell table:number-columns-repeated="100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float" office:value="871" calcext:value-type="float">
            <text:p>871</text:p>
          </table:table-cell>
          <table:table-cell table:style-name="ce36" office:value-type="float" office:value="777.67" calcext:value-type="float">
            <text:p>777,67</text:p>
          </table:table-cell>
          <table:table-cell table:style-name="ce2" office:value-type="string" calcext:value-type="string">
            <text:p>8.57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8.57" calcext:value-type="float">
            <text:p>8,57</text:p>
          </table:table-cell>
          <table:table-cell table:style-name="ce2" office:value-type="float" office:value="9.6" calcext:value-type="float">
            <text:p>9,6</text:p>
          </table:table-cell>
          <table:table-cell table:style-name="ce2" office:value-type="float" office:value="777.67" calcext:value-type="float">
            <text:p>777,67</text:p>
          </table:table-cell>
          <table:table-cell table:style-name="ce2" office:value-type="string" calcext:value-type="string">
            <text:p>8.57</text:p>
          </table:table-cell>
          <table:table-cell table:style-name="ce2" office:value-type="float" office:value="8.57" calcext:value-type="float">
            <text:p>8,57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881" calcext:value-type="float">
            <text:p>881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date" office:date-value="2024-07-12" calcext:value-type="date">
            <text:p>12.7</text:p>
          </table:table-cell>
          <table:table-cell table:style-name="ce2" office:value-type="string" calcext:value-type="string">
            <text:p>8.76</text:p>
          </table:table-cell>
          <table:table-cell table:style-name="ce3" office:value-type="float" office:value="5.8" calcext:value-type="float">
            <text:p>5,8</text:p>
          </table:table-cell>
          <table:table-cell table:style-name="ce9" office:value-type="date" office:date-value="2024-07-06" calcext:value-type="date">
            <text:p>6.7</text:p>
          </table:table-cell>
          <table:table-cell table:style-name="ce7" office:value-type="date" office:date-value="2024-06-01" calcext:value-type="date">
            <text:p>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776.8" calcext:value-type="float">
            <text:p>776,8</text:p>
          </table:table-cell>
          <table:table-cell table:style-name="ce2" office:value-type="float" office:value="783" calcext:value-type="float">
            <text:p>783</text:p>
          </table:table-cell>
          <table:table-cell table:number-columns-repeated="100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office:value-type="float" office:value="413" calcext:value-type="float">
            <text:p>413</text:p>
          </table:table-cell>
          <table:table-cell table:style-name="ce36" office:value-type="float" office:value="368.75" calcext:value-type="float">
            <text:p>368,75</text:p>
          </table:table-cell>
          <table:table-cell table:style-name="ce2" office:value-type="string" calcext:value-type="string">
            <text:p>2.32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5.71" calcext:value-type="float">
            <text:p>5,7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57.14" calcext:value-type="float">
            <text:p>357,14</text:p>
          </table:table-cell>
          <table:table-cell table:style-name="ce2" office:value-type="string" calcext:value-type="string">
            <text:p>5.26</text:p>
          </table:table-cell>
          <table:table-cell table:style-name="ce2" office:value-type="float" office:value="5.26" calcext:value-type="float">
            <text:p>5,26</text:p>
          </table:table-cell>
          <table:table-cell table:style-name="ce7" office:value-type="date" office:date-value="2024-09-05" calcext:value-type="date">
            <text:p>5.9</text:p>
          </table:table-cell>
          <table:table-cell table:style-name="ce4" office:value-type="float" office:value="358.03" calcext:value-type="float">
            <text:p>358,03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date" office:date-value="2024-07-12" calcext:value-type="date">
            <text:p>12.7</text:p>
          </table:table-cell>
          <table:table-cell table:style-name="ce2" office:value-type="string" calcext:value-type="string">
            <text:p>8.76</text:p>
          </table:table-cell>
          <table:table-cell table:style-name="ce3" office:value-type="float" office:value="5.8" calcext:value-type="float">
            <text:p>5,8</text:p>
          </table:table-cell>
          <table:table-cell table:style-name="ce9" office:value-type="date" office:date-value="2024-07-06" calcext:value-type="date">
            <text:p>6.7</text:p>
          </table:table-cell>
          <table:table-cell table:style-name="ce7" office:value-type="date" office:date-value="2024-06-01" calcext:value-type="date">
            <text:p>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41" calcext:value-type="float">
            <text:p>7,41</text:p>
          </table:table-cell>
          <table:table-cell table:style-name="ce2" office:value-type="float" office:value="355.3" calcext:value-type="float">
            <text:p>355,3</text:p>
          </table:table-cell>
          <table:table-cell table:style-name="ce2" office:value-type="float" office:value="361.6" calcext:value-type="float">
            <text:p>361,6</text:p>
          </table:table-cell>
          <table:table-cell table:number-columns-repeated="100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office:value-type="float" office:value="409" calcext:value-type="float">
            <text:p>409</text:p>
          </table:table-cell>
          <table:table-cell table:style-name="ce36" office:value-type="float" office:value="365.17" calcext:value-type="float">
            <text:p>365,1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.19" calcext:value-type="float">
            <text:p>14,19</text:p>
          </table:table-cell>
          <table:table-cell table:style-name="ce2" office:value-type="float" office:value="15.9" calcext:value-type="float">
            <text:p>15,9</text:p>
          </table:table-cell>
          <table:table-cell table:style-name="ce2" office:value-type="float" office:value="616.96" calcext:value-type="float">
            <text:p>616,96</text:p>
          </table:table-cell>
          <table:table-cell table:style-name="ce2" office:value-type="string" calcext:value-type="string">
            <text:p>14.55</text:p>
          </table:table-cell>
          <table:table-cell table:style-name="ce2" office:value-type="float" office:value="14.55" calcext:value-type="float">
            <text:p>14,55</text:p>
          </table:table-cell>
          <table:table-cell table:style-name="ce7" office:value-type="date" office:date-value="2024-09-15" calcext:value-type="date">
            <text:p>15.9</text:p>
          </table:table-cell>
          <table:table-cell table:style-name="ce4" office:value-type="float" office:value="358.03" calcext:value-type="float">
            <text:p>358,03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date" office:date-value="2024-07-12" calcext:value-type="date">
            <text:p>12.7</text:p>
          </table:table-cell>
          <table:table-cell table:style-name="ce2" office:value-type="string" calcext:value-type="string">
            <text:p>8.76</text:p>
          </table:table-cell>
          <table:table-cell table:style-name="ce3" office:value-type="float" office:value="5.8" calcext:value-type="float">
            <text:p>5,8</text:p>
          </table:table-cell>
          <table:table-cell table:style-name="ce9" office:value-type="date" office:date-value="2024-07-06" calcext:value-type="date">
            <text:p>6.7</text:p>
          </table:table-cell>
          <table:table-cell table:style-name="ce7" office:value-type="date" office:date-value="2024-06-01" calcext:value-type="date">
            <text:p>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363.4" calcext:value-type="float">
            <text:p>363,4</text:p>
          </table:table-cell>
          <table:table-cell table:style-name="ce2" office:value-type="float" office:value="361.6" calcext:value-type="float">
            <text:p>361,6</text:p>
          </table:table-cell>
          <table:table-cell table:number-columns-repeated="100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office:value-type="float" office:value="1102" calcext:value-type="float">
            <text:p>1102</text:p>
          </table:table-cell>
          <table:table-cell table:style-name="ce36" office:value-type="float" office:value="983.928" calcext:value-type="float">
            <text:p>983,928</text:p>
          </table:table-cell>
          <table:table-cell table:style-name="ce2" office:value-type="string" calcext:value-type="string">
            <text:p>6.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96" calcext:value-type="float">
            <text:p>6,96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983.928" calcext:value-type="float">
            <text:p>983,928</text:p>
          </table:table-cell>
          <table:table-cell table:style-name="ce2" office:value-type="string" calcext:value-type="string">
            <text:p>6.96</text:p>
          </table:table-cell>
          <table:table-cell table:style-name="ce2" office:value-type="float" office:value="6.96" calcext:value-type="float">
            <text:p>6,96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006.25" calcext:value-type="float">
            <text:p>1006,25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date" office:date-value="2024-07-12" calcext:value-type="date">
            <text:p>12.7</text:p>
          </table:table-cell>
          <table:table-cell table:style-name="ce2" office:value-type="string" calcext:value-type="string">
            <text:p>8.76</text:p>
          </table:table-cell>
          <table:table-cell table:style-name="ce3" office:value-type="float" office:value="5.8" calcext:value-type="float">
            <text:p>5,8</text:p>
          </table:table-cell>
          <table:table-cell table:style-name="ce9" office:value-type="date" office:date-value="2024-07-06" calcext:value-type="date">
            <text:p>6.7</text:p>
          </table:table-cell>
          <table:table-cell table:style-name="ce7" office:value-type="date" office:date-value="2024-06-01" calcext:value-type="date">
            <text:p>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41" calcext:value-type="float">
            <text:p>741</text:p>
          </table:table-cell>
          <table:table-cell table:number-columns-repeated="2" table:style-name="ce2" office:value-type="float" office:value="1005.3" calcext:value-type="float">
            <text:p>1005,3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Ambulância</text:p>
          </table:table-cell>
          <table:covered-table-cell table:style-name="ce5"/>
          <table:covered-table-cell table:style-name="ce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Helicópetero</text:p>
          </table:table-cell>
          <table:covered-table-cell table:style-name="ce5"/>
          <table:covered-table-cell table:style-name="ce6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Avião</text:p>
          </table:table-cell>
          <table:covered-table-cell table:style-name="ce5"/>
          <table:covered-table-cell table:style-name="ce6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Distâncias.$A$1" table:cell-range-address="$Distâncias.$O$19"/>
        </table:named-expressions>
      </table:table>
      <table:table table:name="Heliponto" table:style-name="ta2">
        <table:table-column table:style-name="co9" table:default-cell-style-name="Default"/>
        <table:table-column table:style-name="co10" table:default-cell-style-name="Default"/>
        <table:table-column table:style-name="co8" table:number-columns-repeated="1022" table:default-cell-style-name="Default"/>
        <table:table-row table:style-name="ro4">
          <table:table-cell table:style-name="ce10" office:value-type="string" calcext:value-type="string">
            <text:p>Heliponto 1</text:p>
          </table:table-cell>
          <table:table-cell table:style-name="ce10" office:value-type="string" calcext:value-type="string">
            <text:p>Heliponto 2</text:p>
          </table:table-cell>
          <table:table-cell table:number-columns-repeated="1022"/>
        </table:table-row>
        <table:table-row table:style-name="ro2">
          <table:table-cell table:number-columns-repeated="2" table:style-name="ce11" office:value-type="string" calcext:value-type="string">
            <text:p>Endereço/Nom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spital 1: Heliporto Unimed</text:p>
          </table:table-cell>
          <table:table-cell table:style-name="ce12" office:value-type="string" calcext:value-type="string">
            <text:p>Aeroporto de Joinville (JO!)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spital 2: Heliporto Hospital Santa Isabel</text:p>
          </table:table-cell>
          <table:table-cell table:style-name="ce12" office:value-type="string" calcext:value-type="string">
            <text:p>Itoupava Central, Blumenau - SC, 89063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spital 3: Centro, Florianópolis - SC, 88010-400</text:p>
          </table:table-cell>
          <table:table-cell table:style-name="ce12" office:value-type="string" calcext:value-type="string">
            <text:p>Florianópolis International Airport — Hercílio Luz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spital 4: Aeroporto de Londrina - Governador José Richa</text:p>
          </table:table-cell>
          <table:table-cell table:style-name="ce12" office:value-type="string" calcext:value-type="string">
            <text:p>Aeroporto de Londrina - Governador José Richa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spital 5: Heliporto Duas Rodas - Centro, Jaraguá do Sul - SC</text:p>
          </table:table-cell>
          <table:table-cell table:style-name="ce12" office:value-type="string" calcext:value-type="string">
            <text:p>Heliporto Unimed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spital 6: Heliponto Romeu Sierra Lima, R. Dom Bosco, S/N - Jardim América, Rio do Sul - SC, 89160-118</text:p>
          </table:table-cell>
          <table:table-cell table:style-name="ce12" office:value-type="string" calcext:value-type="string">
            <text:p>Helmuth Baumgarten Airport, Lontras - SC, 89182-000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spital 7: Serviço Aeropolicial - SAER - Polícia Civil</text:p>
          </table:table-cell>
          <table:table-cell table:style-name="ce12" office:value-type="string" calcext:value-type="string">
            <text:p>Diomício Freitas Airp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spital 8: Heliporto Bradesco SJOG</text:p>
          </table:table-cell>
          <table:table-cell table:style-name="ce12" office:value-type="string" calcext:value-type="string">
            <text:p>Heliporto Vita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spital 9: Heliporto Bradesco SJOG</text:p>
          </table:table-cell>
          <table:table-cell table:style-name="ce12" office:value-type="string" calcext:value-type="string">
            <text:p>Afonso Pena International Airp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spital 10: Hospital De Clínicas - Av. Protásio Alves, 105 - Santa Cecília, Porto Alegre - RS, 90035-002</text:p>
          </table:table-cell>
          <table:table-cell table:style-name="ce12" office:value-type="string" calcext:value-type="string">
            <text:p>Aeroporto Internacional Salgado Filho</text:p>
          </table:table-cell>
          <table:table-cell table:number-columns-repeated="102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ssibilidades" table:style-name="ta3">
        <table:table-column table:style-name="co11" table:default-cell-style-name="Default"/>
        <table:table-column table:style-name="co12" table:default-cell-style-name="Default"/>
        <table:table-column table:style-name="co8" table:number-columns-repeated="1022" table:default-cell-style-name="Default"/>
        <table:table-row table:style-name="ro4">
          <table:table-cell table:style-name="ce10" office:value-type="string" calcext:value-type="string">
            <text:p>Abreviação</text:p>
          </table:table-cell>
          <table:table-cell table:style-name="ce10" office:value-type="string" calcext:value-type="string">
            <text:p>Descrição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A1</text:p>
          </table:table-cell>
          <table:table-cell table:style-name="ce14" office:value-type="string" calcext:value-type="string">
            <text:p>Aeroporto mais próximo possível do hospital doado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2</text:p>
          </table:table-cell>
          <table:table-cell table:style-name="ce15" office:value-type="string" calcext:value-type="string">
            <text:p>Aeroporto mais próximo possível do hospital recepto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1</text:p>
          </table:table-cell>
          <table:table-cell table:style-name="ce15" office:value-type="string" calcext:value-type="string">
            <text:p>Heliponto mais próximo possível do hospital doado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2</text:p>
          </table:table-cell>
          <table:table-cell table:style-name="ce15" office:value-type="string" calcext:value-type="string">
            <text:p>Heliponto mais próximo possível do A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3</text:p>
          </table:table-cell>
          <table:table-cell table:style-name="ce15" office:value-type="string" calcext:value-type="string">
            <text:p>Heliponto mais próximo possível do A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4</text:p>
          </table:table-cell>
          <table:table-cell table:style-name="ce15" office:value-type="string" calcext:value-type="string">
            <text:p>Heliponto mais próximo possível do hospital recepto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D</text:p>
          </table:table-cell>
          <table:table-cell table:style-name="ce15" office:value-type="string" calcext:value-type="string">
            <text:p>Hospital doado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R</text:p>
          </table:table-cell>
          <table:table-cell table:style-name="ce15" office:value-type="string" calcext:value-type="string">
            <text:p>Hospital receptor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eroporto" table:style-name="ta4">
        <table:table-column table:style-name="co13" table:default-cell-style-name="Default"/>
        <table:table-column table:style-name="co14" table:default-cell-style-name="Default"/>
        <table:table-column table:style-name="co8" table:number-columns-repeated="1022" table:default-cell-style-name="Default"/>
        <table:table-row table:style-name="ro4">
          <table:table-cell table:style-name="ce10" office:value-type="string" calcext:value-type="string">
            <text:p>Hospital</text:p>
          </table:table-cell>
          <table:table-cell table:style-name="ce10" office:value-type="string" calcext:value-type="string">
            <text:p>Aeroporto 1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Hospital 1</text:p>
          </table:table-cell>
          <table:table-cell table:style-name="ce11" office:value-type="string" calcext:value-type="string">
            <text:p>Aeroporto de Joinville (JOI)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spital 2</text:p>
          </table:table-cell>
          <table:table-cell table:style-name="ce12" office:value-type="string" calcext:value-type="string">
            <text:p>Blumenau Regional Airp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spital 3</text:p>
          </table:table-cell>
          <table:table-cell table:style-name="ce12" office:value-type="string" calcext:value-type="string">
            <text:p>Florianópolis International Airport — Hercílio Luz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spital 4</text:p>
          </table:table-cell>
          <table:table-cell table:style-name="ce12" office:value-type="string" calcext:value-type="string">
            <text:p>Aeroporto de Londrina - Governador José Richa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spital 5</text:p>
          </table:table-cell>
          <table:table-cell table:style-name="ce12" office:value-type="string" calcext:value-type="string">
            <text:p>Lauro Carneiro de Loyola, Av. Santos Dumont, 9000 - Aventureiro, Joinville - SC, 89226-435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spital 6</text:p>
          </table:table-cell>
          <table:table-cell table:style-name="ce12" office:value-type="string" calcext:value-type="string">
            <text:p>Helmuth Baumgarten Airport, Lontras - SC, 89182-000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spital 7</text:p>
          </table:table-cell>
          <table:table-cell table:style-name="ce12" office:value-type="string" calcext:value-type="string">
            <text:p>Diomício Freitas Airp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spital 8</text:p>
          </table:table-cell>
          <table:table-cell table:style-name="ce12" office:value-type="string" calcext:value-type="string">
            <text:p>Bacacheri Airp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spital 9</text:p>
          </table:table-cell>
          <table:table-cell table:style-name="ce12" office:value-type="string" calcext:value-type="string">
            <text:p>Afonso Pena International Airp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spital 10</text:p>
          </table:table-cell>
          <table:table-cell table:style-name="ce12" office:value-type="string" calcext:value-type="string">
            <text:p>Aeroporto Internacional Salgado Filho</text:p>
          </table:table-cell>
          <table:table-cell table:number-columns-repeated="1022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otas" table:style-name="ta5">
        <table:table-column table:style-name="co15" table:default-cell-style-name="Default"/>
        <table:table-column table:style-name="co16" table:default-cell-style-name="Default"/>
        <table:table-column table:style-name="co8" table:number-columns-repeated="1022" table:default-cell-style-name="Default"/>
        <table:table-row table:style-name="ro4">
          <table:table-cell table:style-name="ce16" office:value-type="string" calcext:value-type="string">
            <text:p>Combinação</text:p>
          </table:table-cell>
          <table:table-cell table:style-name="ce16" office:value-type="string" calcext:value-type="string">
            <text:p>Descrição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Carro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Helicóptero</text:p>
          </table:table-cell>
          <table:table-cell table:number-columns-repeated="102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Carro → Helicóptero</text:p>
          </table:table-cell>
          <table:table-cell table:number-columns-repeated="102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Helicóptero → Carro</text:p>
          </table:table-cell>
          <table:table-cell table:number-columns-repeated="102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Carro → Helicóptero → Carro</text:p>
          </table:table-cell>
          <table:table-cell table:number-columns-repeated="102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Carro → Avião → Carro</text:p>
          </table:table-cell>
          <table:table-cell table:number-columns-repeated="102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2" office:value-type="string" calcext:value-type="string">
            <text:p>Carro → Avião → Helicóptero</text:p>
          </table:table-cell>
          <table:table-cell table:number-columns-repeated="102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2" office:value-type="string" calcext:value-type="string">
            <text:p>Carro → Avião → Carro → Helicóptero</text:p>
          </table:table-cell>
          <table:table-cell table:number-columns-repeated="102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2" office:value-type="string" calcext:value-type="string">
            <text:p>Carro → Avião → Helicóptero → Carro</text:p>
          </table:table-cell>
          <table:table-cell table:number-columns-repeated="102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2" office:value-type="string" calcext:value-type="string">
            <text:p>Carro → Avião → Carro → Helicóptero → Carro</text:p>
          </table:table-cell>
          <table:table-cell table:number-columns-repeated="102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2" office:value-type="string" calcext:value-type="string">
            <text:p>Helicóptero → Avião → Carro</text:p>
          </table:table-cell>
          <table:table-cell table:number-columns-repeated="102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2" office:value-type="string" calcext:value-type="string">
            <text:p>Helicóptero → Avião → Helicóptero</text:p>
          </table:table-cell>
          <table:table-cell table:number-columns-repeated="102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2" office:value-type="string" calcext:value-type="string">
            <text:p>Helicóptero → Avião → Carro → Helicóptero</text:p>
          </table:table-cell>
          <table:table-cell table:number-columns-repeated="102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2" office:value-type="string" calcext:value-type="string">
            <text:p>Helicóptero → Avião → Helicóptero → Carro</text:p>
          </table:table-cell>
          <table:table-cell table:number-columns-repeated="102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2" office:value-type="string" calcext:value-type="string">
            <text:p>Helicóptero → Avião → Carro → Helicóptero → Carro</text:p>
          </table:table-cell>
          <table:table-cell table:number-columns-repeated="102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12" office:value-type="string" calcext:value-type="string">
            <text:p>Carro → Helicóptero → Avião → Carro</text:p>
          </table:table-cell>
          <table:table-cell table:number-columns-repeated="102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12" office:value-type="string" calcext:value-type="string">
            <text:p>Carro → Helicóptero → Avião → Helicóptero</text:p>
          </table:table-cell>
          <table:table-cell table:number-columns-repeated="102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12" office:value-type="string" calcext:value-type="string">
            <text:p>Carro → Helicóptero → Avião → Carro → Helicóptero</text:p>
          </table:table-cell>
          <table:table-cell table:number-columns-repeated="102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12" office:value-type="string" calcext:value-type="string">
            <text:p>Carro → Helicóptero → Avião → Helicóptero → Carro</text:p>
          </table:table-cell>
          <table:table-cell table:number-columns-repeated="102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12" office:value-type="string" calcext:value-type="string">
            <text:p>Carro → Helicóptero → Avião → Carro → Helicóptero → Carro</text:p>
          </table:table-cell>
          <table:table-cell table:number-columns-repeated="102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17" office:value-type="string" calcext:value-type="string">
            <text:p>Helicóptero → Carro → Avião → Carro</text:p>
          </table:table-cell>
          <table:table-cell table:number-columns-repeated="102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17" office:value-type="string" calcext:value-type="string">
            <text:p>Helicóptero → Carro → Avião → Helicóptero</text:p>
          </table:table-cell>
          <table:table-cell table:number-columns-repeated="102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17" office:value-type="string" calcext:value-type="string">
            <text:p>Helicóptero → Carro → Avião → Carro → Helicóptero</text:p>
          </table:table-cell>
          <table:table-cell table:number-columns-repeated="102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17" office:value-type="string" calcext:value-type="string">
            <text:p>Helicóptero → Carro → Avião → Helicóptero → Carro</text:p>
          </table:table-cell>
          <table:table-cell table:number-columns-repeated="102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17" office:value-type="string" calcext:value-type="string">
            <text:p>Helicóptero → Carro → Avião → Carro → Helicóptero → Carro</text:p>
          </table:table-cell>
          <table:table-cell table:number-columns-repeated="102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17" office:value-type="string" calcext:value-type="string">
            <text:p>Carro → Helicóptero → Carro → Avião → Carro</text:p>
          </table:table-cell>
          <table:table-cell table:number-columns-repeated="102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17" office:value-type="string" calcext:value-type="string">
            <text:p>Carro → Helicóptero → Carro → Avião → Helicóptero</text:p>
          </table:table-cell>
          <table:table-cell table:number-columns-repeated="102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17" office:value-type="string" calcext:value-type="string">
            <text:p>Carro → Helicóptero → Carro → Avião → Carro → Helicóptero</text:p>
          </table:table-cell>
          <table:table-cell table:number-columns-repeated="102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17" office:value-type="string" calcext:value-type="string">
            <text:p>Carro → Helicóptero → Carro → Avião → Helicóptero → Carro</text:p>
          </table:table-cell>
          <table:table-cell table:number-columns-repeated="102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17" office:value-type="string" calcext:value-type="string">
            <text:p>Carro → Helicóptero → Carro → Avião → Carro → Helicóptero → Carro</text:p>
          </table:table-cell>
          <table:table-cell table:number-columns-repeated="1022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tapas Transplante" table:style-name="ta6">
        <table:table-column table:style-name="co17" table:default-cell-style-name="Default"/>
        <table:table-column table:style-name="co8" table:number-columns-repeated="1023" table:default-cell-style-name="Default"/>
        <table:table-row table:style-name="ro2">
          <table:table-cell table:style-name="ce12" office:value-type="string" calcext:value-type="string">
            <text:p>Tempo de embarque no primeiro trajeto de ambulância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viagem no primeiro trajeto de ambulância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desembarque no primeiro trajeto de ambulância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embarque no primeiro trajeto de helicóptero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viagem no primeiro trajeto de helicóptero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desembarque no primeiro trajeto de helicóptero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embarque no segundo trajeto de ambulância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viagem no segundo trajeto de ambulância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desembarque no segundo trajeto de ambulância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embarque no trajeto de avião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viagem no trajeto de avião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desembarque no trajeto de avião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embarque no terceiro trajeto de ambulância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viagem no terceiro trajeto de ambulância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desembarque no terceiro trajeto de ambulância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embarque no segundo trajeto de helicóptero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viagem no segundo trajeto de helicóptero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desembarque do segundo trajeto de helicóptero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embarque no quarto trajeto de ambulância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viagem no quarto trajeto de ambulância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desembarque no quarto trajeto de ambulância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finalização de cirurgia de remoção do coração do doador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mpo de inicialização de cirurgia de implante do coração no receptor</text:p>
          </table:table-cell>
          <table:table-cell table:number-columns-repeated="1023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mpo Hospital" table:style-name="ta7">
        <table:table-column table:style-name="co8" table:number-columns-repeated="1024" table:default-cell-style-name="Default"/>
        <table:table-row table:style-name="ro2">
          <table:table-cell table:style-name="ce18" office:value-type="string" calcext:value-type="string">
            <text:p>FIN_REM</text:p>
          </table:table-cell>
          <table:table-cell table:style-name="ce21" office:value-type="string" calcext:value-type="string">
            <text:p>EMB1_AMBU</text:p>
          </table:table-cell>
          <table:table-cell table:style-name="ce21" office:value-type="string" calcext:value-type="string">
            <text:p>VIA1_AMBU</text:p>
          </table:table-cell>
          <table:table-cell table:style-name="ce21" office:value-type="string" calcext:value-type="string">
            <text:p>DES1_AMBU</text:p>
          </table:table-cell>
          <table:table-cell table:style-name="ce24" office:value-type="string" calcext:value-type="string">
            <text:p>EMB1_HELI</text:p>
          </table:table-cell>
          <table:table-cell table:style-name="ce24" office:value-type="string" calcext:value-type="string">
            <text:p>VIA1_HELI</text:p>
          </table:table-cell>
          <table:table-cell table:style-name="ce24" office:value-type="string" calcext:value-type="string">
            <text:p>DES1_HELI</text:p>
          </table:table-cell>
          <table:table-cell table:style-name="ce21" office:value-type="string" calcext:value-type="string">
            <text:p>EMB2_AMBU</text:p>
          </table:table-cell>
          <table:table-cell table:style-name="ce21" office:value-type="string" calcext:value-type="string">
            <text:p>VIA2_AMBU</text:p>
          </table:table-cell>
          <table:table-cell table:style-name="ce21" office:value-type="string" calcext:value-type="string">
            <text:p>DES2_AMBU</text:p>
          </table:table-cell>
          <table:table-cell table:style-name="ce24" office:value-type="string" calcext:value-type="string">
            <text:p>EMB1_AVIA</text:p>
          </table:table-cell>
          <table:table-cell table:style-name="ce24" office:value-type="string" calcext:value-type="string">
            <text:p>VIA1_AVIA</text:p>
          </table:table-cell>
          <table:table-cell table:style-name="ce24" office:value-type="string" calcext:value-type="string">
            <text:p>DES1_AVIA</text:p>
          </table:table-cell>
          <table:table-cell table:style-name="ce21" office:value-type="string" calcext:value-type="string">
            <text:p>EMB3_AMBU</text:p>
          </table:table-cell>
          <table:table-cell table:style-name="ce21" office:value-type="string" calcext:value-type="string">
            <text:p>VIA3_AMBU</text:p>
          </table:table-cell>
          <table:table-cell table:style-name="ce21" office:value-type="string" calcext:value-type="string">
            <text:p>DES3_AMBU</text:p>
          </table:table-cell>
          <table:table-cell table:style-name="ce24" office:value-type="string" calcext:value-type="string">
            <text:p>EMB2_HELI</text:p>
          </table:table-cell>
          <table:table-cell table:style-name="ce24" office:value-type="string" calcext:value-type="string">
            <text:p>VIA2_HELI</text:p>
          </table:table-cell>
          <table:table-cell table:style-name="ce24" office:value-type="string" calcext:value-type="string">
            <text:p>DES2_HELI</text:p>
          </table:table-cell>
          <table:table-cell table:style-name="ce21" office:value-type="string" calcext:value-type="string">
            <text:p>EMB4_HELI</text:p>
          </table:table-cell>
          <table:table-cell table:style-name="ce21" office:value-type="string" calcext:value-type="string">
            <text:p>VIA4_HELI</text:p>
          </table:table-cell>
          <table:table-cell table:style-name="ce21" office:value-type="string" calcext:value-type="string">
            <text:p>DES4_HELI</text:p>
          </table:table-cell>
          <table:table-cell table:style-name="ce26" office:value-type="string" calcext:value-type="string">
            <text:p>INI_REMO</text:p>
          </table:table-cell>
          <table:table-cell table:number-columns-repeated="2" table:style-name="ce28" office:value-type="string" calcext:value-type="string">
            <text:p>TOTAL</text:p>
          </table:table-cell>
          <table:table-cell table:number-columns-repeated="999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style-name="ce22" office:value-type="float" office:value="0.02" calcext:value-type="float">
            <text:p>0,02</text:p>
          </table:table-cell>
          <table:table-cell table:style-name="ce23" office:value-type="float" office:value="5.755556" calcext:value-type="float">
            <text:p>5,755556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2:.W2])" office:value-type="float" office:value="7.295556" calcext:value-type="float">
            <text:p>7,295556</text:p>
          </table:table-cell>
          <table:table-cell table:style-name="ce29" table:formula="of:=SUM([.B2:.V2])" office:value-type="float" office:value="5.795556" calcext:value-type="float">
            <text:p>5,795556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1.84" calcext:value-type="float">
            <text:p>1,84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3:.W3])" office:value-type="float" office:value="3.84" calcext:value-type="float">
            <text:p>3,84</text:p>
          </table:table-cell>
          <table:table-cell table:style-name="ce29" table:formula="of:=SUM([.B3:.V3])" office:value-type="float" office:value="2.34" calcext:value-type="float">
            <text:p>2,3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style-name="ce22" office:value-type="float" office:value="0.02" calcext:value-type="float">
            <text:p>0,02</text:p>
          </table:table-cell>
          <table:table-cell table:style-name="ce23" office:value-type="float" office:value="0.08" calcext:value-type="float">
            <text:p>0,0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1.832" calcext:value-type="float">
            <text:p>1,832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4:.W4])" office:value-type="float" office:value="3.952" calcext:value-type="float">
            <text:p>3,952</text:p>
          </table:table-cell>
          <table:table-cell table:style-name="ce29" table:formula="of:=SUM([.B4:.V4])" office:value-type="float" office:value="2.452" calcext:value-type="float">
            <text:p>2,45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1.85" calcext:value-type="float">
            <text:p>1,85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035556" calcext:value-type="float">
            <text:p>0,035556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5:.W5])" office:value-type="float" office:value="3.925556" calcext:value-type="float">
            <text:p>3,925556</text:p>
          </table:table-cell>
          <table:table-cell table:style-name="ce29" table:formula="of:=SUM([.B5:.V5])" office:value-type="float" office:value="2.425556" calcext:value-type="float">
            <text:p>2,425556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style-name="ce22" office:value-type="float" office:value="0.02" calcext:value-type="float">
            <text:p>0,02</text:p>
          </table:table-cell>
          <table:table-cell table:style-name="ce23" office:value-type="float" office:value="0.08" calcext:value-type="float">
            <text:p>0,0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1.828" calcext:value-type="float">
            <text:p>1,828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035556" calcext:value-type="float">
            <text:p>0,035556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6:.W6])" office:value-type="float" office:value="4.023556" calcext:value-type="float">
            <text:p>4,023556</text:p>
          </table:table-cell>
          <table:table-cell table:style-name="ce29" table:formula="of:=SUM([.B6:.V6])" office:value-type="float" office:value="2.523556" calcext:value-type="float">
            <text:p>2,523556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style-name="ce22" office:value-type="float" office:value="0.02" calcext:value-type="float">
            <text:p>0,02</text:p>
          </table:table-cell>
          <table:table-cell table:style-name="ce23" office:value-type="float" office:value="0.30222" calcext:value-type="float">
            <text:p>0,30222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282222" calcext:value-type="float">
            <text:p>0,282222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7:.W7])" office:value-type="float" office:value="3.789775" calcext:value-type="float">
            <text:p>3,789775</text:p>
          </table:table-cell>
          <table:table-cell table:style-name="ce29" table:formula="of:=SUM([.B7:.V7])" office:value-type="float" office:value="2.289775" calcext:value-type="float">
            <text:p>2,289775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style-name="ce22" office:value-type="float" office:value="0.02" calcext:value-type="float">
            <text:p>0,02</text:p>
          </table:table-cell>
          <table:table-cell table:style-name="ce23" office:value-type="float" office:value="0.30222" calcext:value-type="float">
            <text:p>0,30222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4" calcext:value-type="float">
            <text:p>0,04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8:.W8])" office:value-type="float" office:value="4.007553" calcext:value-type="float">
            <text:p>4,007553</text:p>
          </table:table-cell>
          <table:table-cell table:style-name="ce29" table:formula="of:=SUM([.B8:.V8])" office:value-type="float" office:value="2.507553" calcext:value-type="float">
            <text:p>2,507553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style-name="ce22" office:value-type="float" office:value="0.02" calcext:value-type="float">
            <text:p>0,02</text:p>
          </table:table-cell>
          <table:table-cell table:style-name="ce23" office:value-type="float" office:value="0.30222" calcext:value-type="float">
            <text:p>0,30222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128889" calcext:value-type="float">
            <text:p>0,128889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2964" calcext:value-type="float">
            <text:p>0,02964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9:.W9])" office:value-type="float" office:value="4.166082" calcext:value-type="float">
            <text:p>4,166082</text:p>
          </table:table-cell>
          <table:table-cell table:style-name="ce29" table:formula="of:=SUM([.B9:.V9])" office:value-type="float" office:value="2.666082" calcext:value-type="float">
            <text:p>2,666082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style-name="ce22" office:value-type="float" office:value="0.02" calcext:value-type="float">
            <text:p>0,02</text:p>
          </table:table-cell>
          <table:table-cell table:style-name="ce23" office:value-type="float" office:value="0.30222" calcext:value-type="float">
            <text:p>0,30222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3504" calcext:value-type="float">
            <text:p>0,03504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035556" calcext:value-type="float">
            <text:p>0,035556</text:p>
          </table:table-cell>
          <table:table-cell table:style-name="ce25" office:value-type="float" office:value="0.02" calcext:value-type="float">
            <text:p>0,02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10:.W10])" office:value-type="float" office:value="4.078149" calcext:value-type="float">
            <text:p>4,078149</text:p>
          </table:table-cell>
          <table:table-cell table:style-name="ce29" table:formula="of:=SUM([.B10:.V10])" office:value-type="float" office:value="2.578149" calcext:value-type="float">
            <text:p>2,578149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style-name="ce22" office:value-type="float" office:value="0.02" calcext:value-type="float">
            <text:p>0,02</text:p>
          </table:table-cell>
          <table:table-cell table:style-name="ce23" office:value-type="float" office:value="0.30222" calcext:value-type="float">
            <text:p>0,30222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128889" calcext:value-type="float">
            <text:p>0,128889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268" calcext:value-type="float">
            <text:p>0,0268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035556" calcext:value-type="float">
            <text:p>0,035556</text:p>
          </table:table-cell>
          <table:table-cell table:style-name="ce25" office:value-type="float" office:value="0.02" calcext:value-type="float">
            <text:p>0,02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11:.W11])" office:value-type="float" office:value="4.238798" calcext:value-type="float">
            <text:p>4,238798</text:p>
          </table:table-cell>
          <table:table-cell table:style-name="ce29" table:formula="of:=SUM([.B11:.V11])" office:value-type="float" office:value="2.738798" calcext:value-type="float">
            <text:p>2,738798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482" calcext:value-type="float">
            <text:p>0,0482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282222" calcext:value-type="float">
            <text:p>0,282222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12:.W12])" office:value-type="float" office:value="3.995755" calcext:value-type="float">
            <text:p>3,995755</text:p>
          </table:table-cell>
          <table:table-cell table:style-name="ce29" table:formula="of:=SUM([.B12:.V12])" office:value-type="float" office:value="2.495755" calcext:value-type="float">
            <text:p>2,495755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482" calcext:value-type="float">
            <text:p>0,0482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4" calcext:value-type="float">
            <text:p>0,04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13:.W13])" office:value-type="float" office:value="4.213533" calcext:value-type="float">
            <text:p>4,213533</text:p>
          </table:table-cell>
          <table:table-cell table:style-name="ce29" table:formula="of:=SUM([.B13:.V13])" office:value-type="float" office:value="2.713533" calcext:value-type="float">
            <text:p>2,713533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482" calcext:value-type="float">
            <text:p>0,0482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128889" calcext:value-type="float">
            <text:p>0,128889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2964" calcext:value-type="float">
            <text:p>0,02964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14:.W14])" office:value-type="float" office:value="4.372062" calcext:value-type="float">
            <text:p>4,372062</text:p>
          </table:table-cell>
          <table:table-cell table:style-name="ce29" table:formula="of:=SUM([.B14:.V14])" office:value-type="float" office:value="2.872062" calcext:value-type="float">
            <text:p>2,872062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482" calcext:value-type="float">
            <text:p>0,0482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3504" calcext:value-type="float">
            <text:p>0,03504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035556" calcext:value-type="float">
            <text:p>0,035556</text:p>
          </table:table-cell>
          <table:table-cell table:style-name="ce25" office:value-type="float" office:value="0.02" calcext:value-type="float">
            <text:p>0,02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15:.W15])" office:value-type="float" office:value="4.284129" calcext:value-type="float">
            <text:p>4,284129</text:p>
          </table:table-cell>
          <table:table-cell table:style-name="ce29" table:formula="of:=SUM([.B15:.V15])" office:value-type="float" office:value="2.784129" calcext:value-type="float">
            <text:p>2,784129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482" calcext:value-type="float">
            <text:p>0,0482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128889" calcext:value-type="float">
            <text:p>0,128889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268" calcext:value-type="float">
            <text:p>0,0268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035556" calcext:value-type="float">
            <text:p>0,035556</text:p>
          </table:table-cell>
          <table:table-cell table:style-name="ce25" office:value-type="float" office:value="0.02" calcext:value-type="float">
            <text:p>0,02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16:.W16])" office:value-type="float" office:value="4.444778" calcext:value-type="float">
            <text:p>4,444778</text:p>
          </table:table-cell>
          <table:table-cell table:style-name="ce29" table:formula="of:=SUM([.B16:.V16])" office:value-type="float" office:value="2.944778" calcext:value-type="float">
            <text:p>2,944778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style-name="ce22" office:value-type="float" office:value="0.02" calcext:value-type="float">
            <text:p>0,02</text:p>
          </table:table-cell>
          <table:table-cell table:style-name="ce23" office:value-type="float" office:value="0.08" calcext:value-type="float">
            <text:p>0,0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382" calcext:value-type="float">
            <text:p>0,0382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282222" calcext:value-type="float">
            <text:p>0,282222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17:.W17])" office:value-type="float" office:value="4.105755" calcext:value-type="float">
            <text:p>4,105755</text:p>
          </table:table-cell>
          <table:table-cell table:style-name="ce29" table:formula="of:=SUM([.B17:.V17])" office:value-type="float" office:value="2.605755" calcext:value-type="float">
            <text:p>2,605755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style-name="ce22" office:value-type="float" office:value="0.02" calcext:value-type="float">
            <text:p>0,02</text:p>
          </table:table-cell>
          <table:table-cell table:style-name="ce23" office:value-type="float" office:value="0.08" calcext:value-type="float">
            <text:p>0,0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382" calcext:value-type="float">
            <text:p>0,0382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4" calcext:value-type="float">
            <text:p>0,04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18:.W18])" office:value-type="float" office:value="4.323533" calcext:value-type="float">
            <text:p>4,323533</text:p>
          </table:table-cell>
          <table:table-cell table:style-name="ce29" table:formula="of:=SUM([.B18:.V18])" office:value-type="float" office:value="2.823533" calcext:value-type="float">
            <text:p>2,823533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style-name="ce22" office:value-type="float" office:value="0.02" calcext:value-type="float">
            <text:p>0,02</text:p>
          </table:table-cell>
          <table:table-cell table:style-name="ce23" office:value-type="float" office:value="0.08" calcext:value-type="float">
            <text:p>0,0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382" calcext:value-type="float">
            <text:p>0,0382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128889" calcext:value-type="float">
            <text:p>0,128889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2964" calcext:value-type="float">
            <text:p>0,02964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19:.W19])" office:value-type="float" office:value="4.482062" calcext:value-type="float">
            <text:p>4,482062</text:p>
          </table:table-cell>
          <table:table-cell table:style-name="ce29" table:formula="of:=SUM([.B19:.V19])" office:value-type="float" office:value="2.982062" calcext:value-type="float">
            <text:p>2,982062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style-name="ce22" office:value-type="float" office:value="0.02" calcext:value-type="float">
            <text:p>0,02</text:p>
          </table:table-cell>
          <table:table-cell table:style-name="ce23" office:value-type="float" office:value="0.08" calcext:value-type="float">
            <text:p>0,0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382" calcext:value-type="float">
            <text:p>0,0382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3504" calcext:value-type="float">
            <text:p>0,03504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035556" calcext:value-type="float">
            <text:p>0,035556</text:p>
          </table:table-cell>
          <table:table-cell table:style-name="ce25" office:value-type="float" office:value="0.02" calcext:value-type="float">
            <text:p>0,02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20:.W20])" office:value-type="float" office:value="4.394129" calcext:value-type="float">
            <text:p>4,394129</text:p>
          </table:table-cell>
          <table:table-cell table:style-name="ce29" table:formula="of:=SUM([.B20:.V20])" office:value-type="float" office:value="2.894129" calcext:value-type="float">
            <text:p>2,894129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style-name="ce22" office:value-type="float" office:value="0.02" calcext:value-type="float">
            <text:p>0,02</text:p>
          </table:table-cell>
          <table:table-cell table:style-name="ce23" office:value-type="float" office:value="0.08" calcext:value-type="float">
            <text:p>0,0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382" calcext:value-type="float">
            <text:p>0,0382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128889" calcext:value-type="float">
            <text:p>0,128889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268" calcext:value-type="float">
            <text:p>0,0268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035556" calcext:value-type="float">
            <text:p>0,035556</text:p>
          </table:table-cell>
          <table:table-cell table:style-name="ce25" office:value-type="float" office:value="0.02" calcext:value-type="float">
            <text:p>0,02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21:.W21])" office:value-type="float" office:value="4.554778" calcext:value-type="float">
            <text:p>4,554778</text:p>
          </table:table-cell>
          <table:table-cell table:style-name="ce29" table:formula="of:=SUM([.B21:.V21])" office:value-type="float" office:value="3.054778" calcext:value-type="float">
            <text:p>3,054778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1104" calcext:value-type="float">
            <text:p>0,01104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237778" calcext:value-type="float">
            <text:p>0,23777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282222" calcext:value-type="float">
            <text:p>0,282222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22:.W22])" office:value-type="float" office:value="4.236373" calcext:value-type="float">
            <text:p>4,236373</text:p>
          </table:table-cell>
          <table:table-cell table:style-name="ce29" table:formula="of:=SUM([.B22:.V22])" office:value-type="float" office:value="2.736373" calcext:value-type="float">
            <text:p>2,736373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1104" calcext:value-type="float">
            <text:p>0,01104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237778" calcext:value-type="float">
            <text:p>0,23777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4" calcext:value-type="float">
            <text:p>0,04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23:.W23])" office:value-type="float" office:value="4.454151" calcext:value-type="float">
            <text:p>4,454151</text:p>
          </table:table-cell>
          <table:table-cell table:style-name="ce29" table:formula="of:=SUM([.B23:.V23])" office:value-type="float" office:value="2.954151" calcext:value-type="float">
            <text:p>2,954151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1104" calcext:value-type="float">
            <text:p>0,01104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237778" calcext:value-type="float">
            <text:p>0,23777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128889" calcext:value-type="float">
            <text:p>0,128889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2964" calcext:value-type="float">
            <text:p>0,02964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24:.W24])" office:value-type="float" office:value="4.61268" calcext:value-type="float">
            <text:p>4,61268</text:p>
          </table:table-cell>
          <table:table-cell table:style-name="ce29" table:formula="of:=SUM([.B24:.V24])" office:value-type="float" office:value="3.11268" calcext:value-type="float">
            <text:p>3,11268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1104" calcext:value-type="float">
            <text:p>0,01104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237778" calcext:value-type="float">
            <text:p>0,23777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3504" calcext:value-type="float">
            <text:p>0,03504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035556" calcext:value-type="float">
            <text:p>0,035556</text:p>
          </table:table-cell>
          <table:table-cell table:style-name="ce25" office:value-type="float" office:value="0.02" calcext:value-type="float">
            <text:p>0,02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25:.W25])" office:value-type="float" office:value="4.524747" calcext:value-type="float">
            <text:p>4,524747</text:p>
          </table:table-cell>
          <table:table-cell table:style-name="ce29" table:formula="of:=SUM([.B25:.V25])" office:value-type="float" office:value="3.024747" calcext:value-type="float">
            <text:p>3,024747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1104" calcext:value-type="float">
            <text:p>0,01104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237778" calcext:value-type="float">
            <text:p>0,23777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128889" calcext:value-type="float">
            <text:p>0,128889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268" calcext:value-type="float">
            <text:p>0,0268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035556" calcext:value-type="float">
            <text:p>0,035556</text:p>
          </table:table-cell>
          <table:table-cell table:style-name="ce25" office:value-type="float" office:value="0.02" calcext:value-type="float">
            <text:p>0,02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26:.W26])" office:value-type="float" office:value="4.685396" calcext:value-type="float">
            <text:p>4,685396</text:p>
          </table:table-cell>
          <table:table-cell table:style-name="ce29" table:formula="of:=SUM([.B26:.V26])" office:value-type="float" office:value="3.185396" calcext:value-type="float">
            <text:p>3,185396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style-name="ce22" office:value-type="float" office:value="0.02" calcext:value-type="float">
            <text:p>0,02</text:p>
          </table:table-cell>
          <table:table-cell table:style-name="ce23" office:value-type="float" office:value="0.08" calcext:value-type="float">
            <text:p>0,0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382" calcext:value-type="float">
            <text:p>0,0382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237778" calcext:value-type="float">
            <text:p>0,23777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282222" calcext:value-type="float">
            <text:p>0,282222</text:p>
          </table:table-cell>
          <table:table-cell table:style-name="ce23" office:value-type="float" office:value="0.02" calcext:value-type="float">
            <text:p>0,02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27:.W27])" office:value-type="float" office:value="4.383533" calcext:value-type="float">
            <text:p>4,383533</text:p>
          </table:table-cell>
          <table:table-cell table:style-name="ce29" table:formula="of:=SUM([.B27:.V27])" office:value-type="float" office:value="2.883533" calcext:value-type="float">
            <text:p>2,883533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style-name="ce22" office:value-type="float" office:value="0.02" calcext:value-type="float">
            <text:p>0,02</text:p>
          </table:table-cell>
          <table:table-cell table:style-name="ce23" office:value-type="float" office:value="0.08" calcext:value-type="float">
            <text:p>0,0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382" calcext:value-type="float">
            <text:p>0,0382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237778" calcext:value-type="float">
            <text:p>0,23777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4" calcext:value-type="float">
            <text:p>0,04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28:.W28])" office:value-type="float" office:value="4.601311" calcext:value-type="float">
            <text:p>4,601311</text:p>
          </table:table-cell>
          <table:table-cell table:style-name="ce29" table:formula="of:=SUM([.B28:.V28])" office:value-type="float" office:value="3.101311" calcext:value-type="float">
            <text:p>3,101311</text:p>
          </table:table-cell>
          <table:table-cell table:style-name="ce30" office:value-type="float" office:value="27" calcext:value-type="float">
            <text:p>27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style-name="ce22" office:value-type="float" office:value="0.02" calcext:value-type="float">
            <text:p>0,02</text:p>
          </table:table-cell>
          <table:table-cell table:style-name="ce23" office:value-type="float" office:value="0.08" calcext:value-type="float">
            <text:p>0,0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382" calcext:value-type="float">
            <text:p>0,0382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237778" calcext:value-type="float">
            <text:p>0,23777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128889" calcext:value-type="float">
            <text:p>0,128889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2964" calcext:value-type="float">
            <text:p>0,02964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29:.W29])" office:value-type="float" office:value="4.75984" calcext:value-type="float">
            <text:p>4,75984</text:p>
          </table:table-cell>
          <table:table-cell table:style-name="ce29" table:formula="of:=SUM([.B29:.V29])" office:value-type="float" office:value="3.25984" calcext:value-type="float">
            <text:p>3,25984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style-name="ce22" office:value-type="float" office:value="0.02" calcext:value-type="float">
            <text:p>0,02</text:p>
          </table:table-cell>
          <table:table-cell table:style-name="ce23" office:value-type="float" office:value="0.08" calcext:value-type="float">
            <text:p>0,0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382" calcext:value-type="float">
            <text:p>0,0382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237778" calcext:value-type="float">
            <text:p>0,23777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3" table:style-name="ce22" office:value-type="string" calcext:value-type="string">
            <text:p>null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3504" calcext:value-type="float">
            <text:p>0,03504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035556" calcext:value-type="float">
            <text:p>0,035556</text:p>
          </table:table-cell>
          <table:table-cell table:style-name="ce25" office:value-type="float" office:value="0.02" calcext:value-type="float">
            <text:p>0,02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30:.W30])" office:value-type="float" office:value="4.671907" calcext:value-type="float">
            <text:p>4,671907</text:p>
          </table:table-cell>
          <table:table-cell table:style-name="ce29" table:formula="of:=SUM([.B30:.V30])" office:value-type="float" office:value="3.171907" calcext:value-type="float">
            <text:p>3,171907</text:p>
          </table:table-cell>
          <table:table-cell table:style-name="ce30" office:value-type="float" office:value="29" calcext:value-type="float">
            <text:p>29</text:p>
          </table:table-cell>
          <table:table-cell table:number-columns-repeated="998"/>
        </table:table-row>
        <table:table-row table:style-name="ro2">
          <table:table-cell table:style-name="ce19" office:value-type="float" office:value="0.5" calcext:value-type="float">
            <text:p>0,5</text:p>
          </table:table-cell>
          <table:table-cell table:style-name="ce22" office:value-type="float" office:value="0.02" calcext:value-type="float">
            <text:p>0,02</text:p>
          </table:table-cell>
          <table:table-cell table:style-name="ce23" office:value-type="float" office:value="0.08" calcext:value-type="float">
            <text:p>0,0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382" calcext:value-type="float">
            <text:p>0,0382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237778" calcext:value-type="float">
            <text:p>0,237778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625333" calcext:value-type="float">
            <text:p>0,625333</text:p>
          </table:table-cell>
          <table:table-cell table:style-name="ce2" office:value-type="float" office:value="0.5" calcext:value-type="float">
            <text:p>0,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128889" calcext:value-type="float">
            <text:p>0,128889</text:p>
          </table:table-cell>
          <table:table-cell table:style-name="ce23" office:value-type="float" office:value="0.02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268" calcext:value-type="float">
            <text:p>0,0268</text:p>
          </table:table-cell>
          <table:table-cell table:style-name="ce2" office:value-type="float" office:value="0.25" calcext:value-type="float">
            <text:p>0,25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0.035556" calcext:value-type="float">
            <text:p>0,035556</text:p>
          </table:table-cell>
          <table:table-cell table:style-name="ce25" office:value-type="float" office:value="0.02" calcext:value-type="float">
            <text:p>0,02</text:p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SUM([.A31:.W31])" office:value-type="float" office:value="4.832556" calcext:value-type="float">
            <text:p>4,832556</text:p>
          </table:table-cell>
          <table:table-cell table:style-name="ce29" table:formula="of:=SUM([.B31:.V31])" office:value-type="float" office:value="3.332556" calcext:value-type="float">
            <text:p>3,332556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998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1001"/>
        </table:table-row>
        <table:table-row table:style-name="ro2"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1002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Distâncias.O19:Distâncias.O1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day number:style="long"/>
      <number:text>.</number:text>
      <number:month number:style="long"/>
    </number:date-style>
    <number:date-style style:name="N111">
      <number:day/>
      <number:text>.</number:text>
      <number:month/>
    </number:dat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Distâncias" style:display-name="PageStyle_Distânci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eliponto" style:display-name="PageStyle_Helipont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ssibilidades" style:display-name="PageStyle_Possibilidad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eroporto" style:display-name="PageStyle_Aeroport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tas" style:display-name="PageStyle_Rot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apas_20_Transplante" style:display-name="PageStyle_Etapas Transplan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mpo_20_Hospital" style:display-name="PageStyle_Tempo Hospit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14T12:44:51.740743104</dc:date>
    <meta:editing-duration>PT1H45M45S</meta:editing-duration>
    <meta:editing-cycles>1</meta:editing-cycles>
    <meta:document-statistic meta:table-count="7" meta:cell-count="1243" meta:object-count="0"/>
  </office:meta>
</office:document-meta>
</file>